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2"><draw:frame text:anchor-type="as-char" svg:width="146.58mm" svg:height="85.73mm" style:rel-width="scale" style:rel-height="scale"><draw:object-ole xlink:href="OleObj1"/><draw:image xlink:href="ObjectReplacements/OleObj1"/></draw:frame><text:span text:style-name="T1"/></text:p>
      <text:p text:style-name="P2"><text:a xlink:href="https://us1.ca.analytics.ibm.com/bi/?perspective=ca-modeller&amp;pathRef=.public_folders%2FRetail%2Bstock%2Binventory%2Bmanagement%2Bsystem%2FInventory%2Bmodule"><text:span text:style-name="T2">https://us1.ca.analytics.ibm.com/bi/?perspective=ca-modeller&amp;pathRef=.public_folders%2FRetail%2Bstock%2Binventory%2Bmanagement%2Bsystem%2FInventory%2Bmodule</text:span></text:a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